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9900ff" draw:fill-color="#ff99ff" draw:textarea-vertical-align="middle"/>
    </style:style>
    <style:style style:name="gr3" style:family="graphic" style:parent-style-name="standard">
      <style:graphic-properties draw:fill-color="#00cc33" draw:textarea-vertical-align="middle"/>
    </style:style>
    <style:style style:name="gr4" style:family="graphic" style:parent-style-name="standard">
      <style:graphic-properties draw:fill-color="#e6e6ff" draw:textarea-vertical-align="middle"/>
    </style:style>
    <style:style style:name="gr5" style:family="graphic" style:parent-style-name="standard">
      <style:graphic-properties draw:fill-color="#ffcccc" draw:textarea-vertical-align="middle"/>
    </style:style>
    <style:style style:name="gr6" style:family="graphic" style:parent-style-name="standard">
      <style:graphic-properties draw:fill-color="#ffff99" draw:textarea-vertical-align="middle"/>
    </style:style>
    <style:style style:name="gr7" style:family="graphic" style:parent-style-name="standard">
      <style:graphic-properties draw:fill-color="#ffff99" draw:textarea-vertical-align="middle" draw:fit-to-contour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797cm" svg:height="21.59cm" svg:x="0cm" svg:y="0cm">
          <text:p/>
        </draw:rect>
        <draw:rect draw:style-name="gr2" draw:text-style-name="P1" draw:layer="layout" svg:width="27.305cm" svg:height="2.032cm" svg:x="0.238cm" svg:y="0.238cm">
          <text:p text:style-name="P1">1. Menus</text:p>
        </draw:rect>
        <draw:rect draw:style-name="gr3" draw:text-style-name="P2" draw:layer="layout" svg:width="12.573cm" svg:height="1.778cm" draw:transform="rotate (1.5707963267946) translate (25.765cm 14.97cm)">
          <text:p text:style-name="P2"><text:span text:style-name="T1">5. Mixer strip for current instrument</text:span></text:p>
        </draw:rect>
        <draw:rect draw:style-name="gr4" draw:text-style-name="P1" draw:layer="layout" svg:width="12.446cm" svg:height="12.446cm" svg:x="0.238cm" svg:y="2.524cm">
          <text:p text:style-name="P1">2. Editor</text:p>
        </draw:rect>
        <draw:rect draw:style-name="gr5" draw:text-style-name="P1" draw:layer="layout" svg:width="10.16cm" svg:height="12.446cm" svg:x="15.351cm" svg:y="2.524cm">
          <text:p text:style-name="P1">4. Mixer</text:p>
        </draw:rect>
        <draw:rect draw:style-name="gr6" draw:text-style-name="P1" draw:layer="layout" svg:width="27.305cm" svg:height="5.969cm" svg:x="0.238cm" svg:y="15.224cm">
          <text:p text:style-name="P1">6. Main window lower tabs</text:p>
        </draw:rect>
        <draw:rect draw:style-name="gr7" draw:text-style-name="P1" draw:layer="layout" svg:width="12.446cm" svg:height="2.159cm" draw:transform="rotate (1.5707963267946) translate (12.938cm 14.97cm)">
          <text:p text:style-name="P1">3. Playlis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209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irstanem Lassttaen</meta:initial-creator>
    <meta:creation-date>2017-07-24T22:36:05</meta:creation-date>
    <dc:date>2017-07-24T23:12:27</dc:date>
    <dc:creator>Firstanem Lassttaen</dc:creator>
    <meta:editing-duration>PT36M22S</meta:editing-duration>
    <meta:editing-cycles>7</meta:editing-cycles>
    <meta:generator>OpenOffice/4.1.3$Unix OpenOffice.org_project/413m1$Build-9783</meta:generator>
    <meta:document-statistic meta:object-count="7"/>
  </office:meta>
</office:document-meta>
</file>